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  <style:text-properties officeooo:paragraph-rsid="000b4e19"/>
    </style:style>
    <style:style style:name="P15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6" style:family="paragraph" style:parent-style-name="List_20_Paragraph" style:list-style-name="WWNum1">
      <style:paragraph-properties fo:line-height="150%" fo:text-align="justify" style:justify-single-word="false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67f55"/>
    </style:style>
    <style:style style:name="P20" style:family="paragraph" style:parent-style-name="Standard" style:list-style-name="WWNum1">
      <style:paragraph-properties fo:line-height="150%" fo:text-align="justify" style:justify-single-word="false"/>
    </style:style>
    <style:style style:name="P21" style:family="paragraph" style:parent-style-name="Standard" style:list-style-name="WWNum1">
      <style:paragraph-properties fo:line-height="150%" fo:text-align="justify" style:justify-single-word="false"/>
      <style:text-properties officeooo:paragraph-rsid="00054e3c"/>
    </style:style>
    <style:style style:name="P22" style:family="paragraph" style:parent-style-name="Standard" style:list-style-name="WWNum1">
      <style:paragraph-properties fo:line-height="150%" fo:text-align="justify" style:justify-single-word="false"/>
      <style:text-properties officeooo:paragraph-rsid="00067f55"/>
    </style:style>
    <style:style style:name="P23" style:family="paragraph" style:parent-style-name="Standard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style:font-weight-complex="bold"/>
    </style:style>
    <style:style style:name="T4" style:family="text">
      <style:text-properties fo:language="id" fo:country="ID" officeooo:rsid="0003a0ec"/>
    </style:style>
    <style:style style:name="T5" style:family="text">
      <style:text-properties fo:language="id" fo:country="ID" officeooo:rsid="00067f55"/>
    </style:style>
    <style:style style:name="T6" style:family="text">
      <style:text-properties fo:language="id" fo:country="ID" officeooo:rsid="000b4e19"/>
    </style:style>
    <style:style style:name="T7" style:family="text">
      <style:text-properties fo:language="it" fo:country="IT"/>
    </style:style>
    <style:style style:name="T8" style:family="text">
      <style:text-properties fo:language="sv" fo:country="SE"/>
    </style:style>
    <style:style style:name="T9" style:family="text">
      <style:text-properties fo:language="sv" fo:country="SE" officeooo:rsid="0003a0ec"/>
    </style:style>
    <style:style style:name="T10" style:family="text">
      <style:text-properties fo:language="sv" fo:country="SE" fo:background-color="transparent" loext:char-shading-value="0"/>
    </style:style>
    <style:style style:name="T11" style:family="text">
      <style:text-properties fo:language="sv" fo:country="SE" officeooo:rsid="00054e3c" fo:background-color="transparent" loext:char-shading-value="0"/>
    </style:style>
    <style:style style:name="T12" style:family="text">
      <style:text-properties fo:language="sv" fo:country="SE" officeooo:rsid="00067f55" fo:background-color="transparent" loext:char-shading-value="0"/>
    </style:style>
    <style:style style:name="T13" style:family="text">
      <style:text-properties officeooo:rsid="0003a0ec"/>
    </style:style>
    <style:style style:name="T14" style:family="text">
      <style:text-properties officeooo:rsid="00067f55"/>
    </style:style>
    <style:style style:name="T15" style:family="text">
      <style:text-properties fo:color="#00000a" style:font-name="Liberation Serif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7">Terima kasih setulusnya penulis ucapkan kepada :</text:span></text:p>
      <text:list xml:id="list3603983070" text:style-name="WWNum1">
        <text:list-item>
          <text:p text:style-name="P18">Kedua orang tua yang telah tidak pernah lelah untuk mendoakan agar diberikan kelancaran dalam skripsi.</text:p>
        </text:list-item>
        <text:list-item>
          <text:p text:style-name="P21"><text:span text:style-name="T8">Rektor Universitas Banten Jaya Bapak </text:span><text:span text:style-name="T11">DR. Sudaryono Sp S.pd M.pd</text:span></text:p>
        </text:list-item>
        <text:list-item>
          <text:p text:style-name="P22"><text:span text:style-name="T8">Dekan Fakultas Ilmu Komputer</text:span><text:span text:style-name="T1"> <text:s/></text:span><text:span text:style-name="T5">Syaechurodji, S.Kom.MM</text:span></text:p>
        </text:list-item>
        <text:list-item>
          <text:p text:style-name="P22"><text:span text:style-name="T8">Kaprodi Teknik Informatika</text:span><text:span text:style-name="T10"> </text:span><text:span text:style-name="T12">Waliadi Gunawan, S.Kom, M.TI</text:span></text:p>
        </text:list-item>
        <text:list-item>
          <text:p text:style-name="P19">Dosen Pembimbing 1, <text:span text:style-name="T14">Edi Nasri, S.Kom. M.Kom</text:span></text:p>
        </text:list-item>
        <text:list-item>
          <text:p text:style-name="P19">Dosen Pembimbing 2, <text:span text:style-name="T14">Rd. Kania, S.Sos, M.Kom</text:span></text:p>
        </text:list-item>
        <text:list-item>
          <text:p text:style-name="P20"><text:span text:style-name="T8">Bapak dan Ibu Dosen Universitas Banten Jaya yang telah memberikan ilmu pengetahuan yang dapat membantu penulis dalam menyelesaikan <text:s/></text:span><text:span text:style-name="T9">Skripsi</text:span><text:span text:style-name="T8"> ini. <text:s/></text:span></text:p>
        </text:list-item>
        <text:list-item>
          <text:p text:style-name="P20">Seluruh Staff Universitas Banten Jaya yang telah membantu dan memberikan pelayanan yang baik serta semangat hingga <text:span text:style-name="T13">Skripsi</text:span><text:span text:style-name="T1"> </text:span>ini selesai.</text:p>
        </text:list-item>
        <text:list-item>
          <text:p text:style-name="P15">Seluruh rekan kuliah Universitas Banten Jaya yang tidak bisa saya sebut-satu persatu.</text:p>
        </text:list-item>
        <text:list-item>
          <text:p text:style-name="P23"><text:soft-page-break/><text:span text:style-name="T8">Rekan–rekan</text:span><text:span text:style-name="T1"> Computer Community </text:span><text:span text:style-name="T8">mahasiswa</text:span><text:span text:style-name="T1"> </text:span><text:span text:style-name="T8">yang telah membantu dan</text:span><text:span text:style-name="T1"> </text:span><text:bookmark text:name="_GoBack1"/><text:span text:style-name="T8">membagi pengetahuannya dalam proses menyusun skripsi ini.</text:span></text:p>
        </text:list-item>
        <text:list-item>
          <text:p text:style-name="P16"><text:span text:style-name="T8">Seluruh </text:span><text:span text:style-name="T1">re</text:span><text:span text:style-name="T4">kan Stikom Insan Unggul Cilegon</text:span><text:span text:style-name="T1"> </text:span><text:span text:style-name="T8">yang telah memberikan bantuan dalam penyusunan </text:span><text:span text:style-name="T9">Skripsi.</text:span></text:p>
        </text:list-item>
        <text:list-item>
          <text:p text:style-name="P15">Tidak lupa untuk teman dekat saya yang membantu <text:span text:style-name="T14">men</text:span>uliskan skripsi ini Aryani Lestari Putri.</text:p>
        </text:list-item>
      </text:list>
      <text:p text:style-name="P8"/>
      <text:p text:style-name="P12">Akhir kata penulis mengharapkan <text:span text:style-name="T13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8">Serang,</text:span><text:span text:style-name="T1"> <text:s text:c="3"/></text:span><text:span text:style-name="T6">agustus</text:span><text:span text:style-name="T1"> </text:span><text:span text:style-name="T8">201</text:span><text:span text:style-name="T4">8</text:span></text:p>
      <text:p text:style-name="P4"><text:span text:style-name="T8"><text:s text:c="89"/></text:span><text:span text:style-name="T1"><text:s text:c="8"/></text:span><text:span text:style-name="T8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15">11111722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8-30T17:16:29.639904471</meta:print-date>
    <dc:date>2018-08-30T17:16:18.111055493</dc:date>
    <meta:editing-cycles>7</meta:editing-cycles>
    <meta:editing-duration>PT45M25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3" meta:word-count="291" meta:character-count="2399" meta:non-whitespace-character-count="17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